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loext:opacity="0%" fo:font-size="12pt" officeooo:rsid="00299d32" officeooo:paragraph-rsid="00299d32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style:use-window-font-color="true" loext:opacity="0%" fo:font-size="12pt" officeooo:rsid="0028990e" officeooo:paragraph-rsid="0028990e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fo:font-size="12pt" officeooo:rsid="001f3652" officeooo:paragraph-rsid="001f3652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fo:font-size="12pt" officeooo:rsid="002ba411" officeooo:paragraph-rsid="002ba411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fo:font-size="12pt" officeooo:rsid="0027446f" officeooo:paragraph-rsid="0027446f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fo:font-size="12pt" officeooo:rsid="0023719f" officeooo:paragraph-rsid="0023719f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fo:font-size="12pt" officeooo:rsid="00222a77" officeooo:paragraph-rsid="00222a77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fo:font-size="12pt" officeooo:rsid="002031dc" officeooo:paragraph-rsid="002031dc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fo:font-size="12pt" officeooo:rsid="001e11a1" officeooo:paragraph-rsid="001e11a1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fo:font-size="12pt" officeooo:rsid="001d0970" officeooo:paragraph-rsid="001d0970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fo:font-size="12pt" officeooo:rsid="0024e175" officeooo:paragraph-rsid="0024e175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fo:font-size="12pt" officeooo:rsid="001bb2a9" officeooo:paragraph-rsid="001bb2a9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b85c00" loext:opacity="100%" fo:font-size="12pt" officeooo:rsid="001f3652" officeooo:paragraph-rsid="001f3652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color="#b85c00" loext:opacity="100%" fo:font-size="12pt" officeooo:rsid="0019d56e" officeooo:paragraph-rsid="0019d56e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color="#808080" loext:opacity="100%" fo:font-size="12pt" officeooo:rsid="0019d56e" officeooo:paragraph-rsid="0019d56e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color="#c9211e" loext:opacity="100%" fo:font-size="12pt" officeooo:rsid="0019d56e" officeooo:paragraph-rsid="0019d56e" style:font-size-asian="10.5pt" style:font-size-complex="12pt"/>
    </style:style>
    <style:style style:name="P17" style:family="paragraph" style:parent-style-name="Standard">
      <style:paragraph-properties fo:text-align="center" style:justify-single-word="false"/>
      <style:text-properties fo:color="#c9211e" loext:opacity="100%" fo:font-size="32pt" officeooo:rsid="0019d56e" officeooo:paragraph-rsid="0019d56e" style:font-size-asian="32pt" style:font-size-complex="32pt"/>
    </style:style>
    <style:style style:name="P18" style:family="paragraph" style:parent-style-name="Standard">
      <style:paragraph-properties fo:text-align="start" style:justify-single-word="false"/>
      <style:text-properties fo:color="#81d41a" loext:opacity="100%" fo:font-size="12pt" officeooo:rsid="0019d56e" officeooo:paragraph-rsid="0019d56e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color="#ff0000" loext:opacity="100%" fo:font-size="12pt" officeooo:rsid="0019d56e" officeooo:paragraph-rsid="0019d56e" style:font-size-asian="10.5pt" style:font-size-complex="12pt"/>
    </style:style>
    <style:style style:name="P20" style:family="paragraph" style:parent-style-name="Standard">
      <style:text-properties officeooo:rsid="002eb834" officeooo:paragraph-rsid="002eb8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ODOES</text:h>
      <text:p text:style-name="P17"/>
      <text:p text:style-name="P19">Importants:</text:p>
      <text:p text:style-name="Standard">Create Empire Shipyards systems</text:p>
      <text:p text:style-name="Standard">Organize map.txt with differents files and sections</text:p>
      <text:p text:style-name="P20">Fix mission “Empire: Bring Ressources” in empire storyline 1.txt, don’t work for me?</text:p>
      <text:p text:style-name="P16"/>
      <text:p text:style-name="P18">Common:</text:p>
      <text:p text:style-name="P12">Do the “Rebels Deep” region</text:p>
      <text:p text:style-name="P12">Create more Empire Rebels outfits</text:p>
      <text:p text:style-name="P12">Create more Empire Rebels ships</text:p>
      <text:p text:style-name="P10">Continue Empire Storyline</text:p>
      <text:p text:style-name="P11">Create Empire Navy Interferance Emitter</text:p>
      <text:p text:style-name="P16"/>
      <text:p text:style-name="P15">Minors:</text:p>
      <text:p text:style-name="P10">Continue Empire Pug Worker mission</text:p>
      <text:p text:style-name="P9">Create Windows scripts compability</text:p>
      <text:p text:style-name="P8">Create more Empire Rebels jobs</text:p>
      <text:p text:style-name="P8">Create More Cromha Empire interesting jobs</text:p>
      <text:p text:style-name="P7">Create Black Manta Prototypes version with Empire Storyline</text:p>
      <text:p text:style-name="P6">Create Empire Starts</text:p>
      <text:p text:style-name="P5">Create interesting Empire Rebels jobs</text:p>
      <text:p text:style-name="P5">Create interesting Empire Rebels outfits</text:p>
      <text:p text:style-name="P4">Create creatures</text:p>
      <text:p text:style-name="P14"/>
      <text:p text:style-name="P13">Maybe?</text:p>
      <text:p text:style-name="P3">Create new Empire Bulkers</text:p>
      <text:p text:style-name="P2">Create interesting events</text:p>
      <text:p text:style-name="P1">Create new mineral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1T18:17:17.920120992</meta:creation-date>
    <meta:generator>LibreOffice/7.4.5.1$Linux_X86_64 LibreOffice_project/40$Build-1</meta:generator>
    <dc:date>2023-02-12T08:41:39.446355438</dc:date>
    <meta:editing-duration>PT13M12S</meta:editing-duration>
    <meta:editing-cycles>19</meta:editing-cycles>
    <meta:document-statistic meta:table-count="0" meta:image-count="0" meta:object-count="0" meta:page-count="1" meta:paragraph-count="25" meta:word-count="105" meta:character-count="739" meta:non-whitespace-character-count="659"/>
  </office:meta>
</office:document-meta>
</file>